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withMethod( String name , List &lt; TypeReference &gt; parameterTypes ,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Key.ExecutableKey( String name , List &lt; TypeReference &gt;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.builtWith(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.get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.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.of( TypeReferenc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.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Method( String name , List &lt; TypeReference &gt; parameterTypes , Consumer &lt; ExecutableHint . Builder &gt; method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onReachableType( Class &lt; ? &gt; reach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abl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Fie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er( TypeReferenc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withConstructor( List &lt; TypeReference &gt; parameterTypes ,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Members(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withConstructor( List &lt; TypeReference &gt; parameterTypes , Consumer &lt; ExecutableHint . Builder &gt; constructor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onReachableType( TypeReference reach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.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.TypeHint(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Hint.getMember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